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e2f" officeooo:paragraph-rsid="00012e2f"/>
    </style:style>
    <style:style style:name="P2" style:family="paragraph" style:parent-style-name="Standard" style:list-style-name="L1">
      <style:text-properties officeooo:rsid="00012e2f" officeooo:paragraph-rsid="00012e2f"/>
    </style:style>
    <style:style style:name="P3" style:family="paragraph" style:parent-style-name="Standard" style:list-style-name="L2">
      <style:text-properties officeooo:rsid="00012e2f" officeooo:paragraph-rsid="00012e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sides the standard tasks we have also implemented the following:</text:p>
      <text:list xml:id="list1110467026" text:style-name="L1">
        <text:list-item>
          <text:p text:style-name="P2">Support for triangle meshes, using ‘obj’ files to import scenes </text:p>
        </text:list-item>
        <text:list-item>
          <text:p text:style-name="P2">Texturing on all supported primitives, where the texture is a generic bitmap </text:p>
        </text:list-item>
        <text:list-item>
          <text:p text:style-name="P2">Anti-aliasing </text:p>
        </text:list-item>
        <text:list-item>
          <text:p text:style-name="P2">Added a sky dome</text:p>
        </text:list-item>
        <text:list-item>
          <text:p text:style-name="P2">Multithreaded everything</text:p>
          <text:p text:style-name="P2"/>
        </text:list-item>
      </text:list>
      <text:p text:style-name="P1">Controls:</text:p>
      <text:list xml:id="list1968432695" text:style-name="L2">
        <text:list-item>
          <text:p text:style-name="P3">W,A,S, and D to move the camera</text:p>
        </text:list-item>
        <text:list-item>
          <text:p text:style-name="P3">E and Q to move the camera up and down</text:p>
        </text:list-item>
        <text:list-item>
          <text:p text:style-name="P3">Left and Right keys to rotate the camera left and right</text:p>
        </text:list-item>
        <text:list-item>
          <text:p text:style-name="P3">Up and down keys to rotate the camera up and down</text:p>
        </text:list-item>
        <text:list-item>
          <text:p text:style-name="P3">left bracket([) and right bracket(]) to increase and decrease the FOV</text:p>
        </text:list-item>
      </text:list>
      <text:p text:style-name="P1"/>
      <text:p text:style-name="P1">Work division: 50-50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12-02T00:01:42.571000000</dc:date>
    <meta:editing-duration>PT19S</meta:editing-duration>
    <meta:editing-cycles>1</meta:editing-cycles>
    <meta:document-statistic meta:table-count="0" meta:image-count="0" meta:object-count="0" meta:page-count="1" meta:paragraph-count="14" meta:word-count="104" meta:character-count="543" meta:non-whitespace-character-count="460"/>
  </office:meta>
</office:document-meta>
</file>